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9791in" svg:y="1.2417in">
            <draw:object draw:notify-on-update-of-ranges="Sheet1.A1:Sheet1.A2 Sheet1.B1:Sheet1.B1 Sheet1.B1:Sheet1.B2 Sheet1.C1:Sheet1.C1 Sheet1.C1:Sheet1.C2 Sheet1.D1:Sheet1.D1 Sheet1.D1:Sheet1.D2 Sheet1.E1:Sheet1.E1 Sheet1.E1:Sheet1.E2 Sheet1.F1:Sheet1.F1 Sheet1.F1:Sheet1.F2 Sheet1.G1:Sheet1.G1 Sheet1.G1:Sheet1.G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4.4811in" svg:y="5.0799in">
            <draw:object draw:notify-on-update-of-ranges="Sheet1.A1:Sheet1.A2 Sheet1.B1:Sheet1.B1 Sheet1.B1:Sheet1.B2 Sheet1.C1:Sheet1.C1 Sheet1.C1:Sheet1.C2 Sheet1.D1:Sheet1.D1 Sheet1.D1:Sheet1.D2 Sheet1.E1:Sheet1.E1 Sheet1.E1:Sheet1.E2 Sheet1.F1:Sheet1.F1 Sheet1.F1:Sheet1.F2 Sheet1.G1:Sheet1.G1 Sheet1.G1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52.1526315789474" calcext:value-type="float">
            <text:p>52.1526315789474</text:p>
          </table:table-cell>
          <table:table-cell office:value-type="float" office:value="16.8188421052632" calcext:value-type="float">
            <text:p>16.8188421052632</text:p>
          </table:table-cell>
          <table:table-cell office:value-type="float" office:value="2.17379183611955" calcext:value-type="float">
            <text:p>2.17379183611955</text:p>
          </table:table-cell>
          <table:table-cell office:value-type="float" office:value="164.261491509471" calcext:value-type="float">
            <text:p>164.261491509471</text:p>
          </table:table-cell>
          <table:table-cell office:value-type="float" office:value="1.54546121663055" calcext:value-type="float">
            <text:p>1.54546121663055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40.6802325581395" calcext:value-type="float">
            <text:p>40.6802325581395</text:p>
          </table:table-cell>
          <table:table-cell office:value-type="float" office:value="13.0944186046512" calcext:value-type="float">
            <text:p>13.0944186046512</text:p>
          </table:table-cell>
          <table:table-cell office:value-type="float" office:value="2.04864455410195" calcext:value-type="float">
            <text:p>2.04864455410195</text:p>
          </table:table-cell>
          <table:table-cell office:value-type="float" office:value="220.818683218864" calcext:value-type="float">
            <text:p>220.818683218864</text:p>
          </table:table-cell>
          <table:table-cell office:value-type="float" office:value="5.86205517894633" calcext:value-type="float">
            <text:p>5.8620551789463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51.6315789473684" calcext:value-type="float">
            <text:p>51.6315789473684</text:p>
          </table:table-cell>
          <table:table-cell office:value-type="float" office:value="13.2126315789474" calcext:value-type="float">
            <text:p>13.2126315789474</text:p>
          </table:table-cell>
          <table:table-cell office:value-type="float" office:value="1.16187595700468" calcext:value-type="float">
            <text:p>1.16187595700468</text:p>
          </table:table-cell>
          <table:table-cell office:value-type="float" office:value="661.833492295413" calcext:value-type="float">
            <text:p>661.833492295413</text:p>
          </table:table-cell>
          <table:table-cell office:value-type="float" office:value="49.3822050654753" calcext:value-type="float">
            <text:p>49.382205065475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.58" calcext:value-type="float">
            <text:p>38.58</text:p>
          </table:table-cell>
          <table:table-cell office:value-type="float" office:value="9.677" calcext:value-type="float">
            <text:p>9.677</text:p>
          </table:table-cell>
          <table:table-cell office:value-type="float" office:value="-1.38478472795031" calcext:value-type="float">
            <text:p>-1.38478472795031</text:p>
          </table:table-cell>
          <table:table-cell office:value-type="float" office:value="164.766968412486" calcext:value-type="float">
            <text:p>164.766968412486</text:p>
          </table:table-cell>
          <table:table-cell office:value-type="float" office:value="1.99988416340798" calcext:value-type="float">
            <text:p>1.9998841634079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36.75" calcext:value-type="float">
            <text:p>36.75</text:p>
          </table:table-cell>
          <table:table-cell office:value-type="float" office:value="11.2488888888889" calcext:value-type="float">
            <text:p>11.2488888888889</text:p>
          </table:table-cell>
          <table:table-cell office:value-type="float" office:value="-0.927812766366073" calcext:value-type="float">
            <text:p>-0.927812766366073</text:p>
          </table:table-cell>
          <table:table-cell office:value-type="float" office:value="262.352934578547" calcext:value-type="float">
            <text:p>262.352934578547</text:p>
          </table:table-cell>
          <table:table-cell office:value-type="float" office:value="10.1579797334511" calcext:value-type="float">
            <text:p>10.157979733451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ll_in_one_rule06_nn2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52.5691489361702" calcext:value-type="float">
            <text:p>52.5691489361702</text:p>
          </table:table-cell>
          <table:table-cell office:value-type="float" office:value="16.6420212765957" calcext:value-type="float">
            <text:p>16.6420212765957</text:p>
          </table:table-cell>
          <table:table-cell office:value-type="float" office:value="1.94425350822919" calcext:value-type="float">
            <text:p>1.94425350822919</text:p>
          </table:table-cell>
          <table:table-cell office:value-type="float" office:value="174.003791183751" calcext:value-type="float">
            <text:p>174.003791183751</text:p>
          </table:table-cell>
          <table:table-cell office:value-type="float" office:value="2.50833936511788" calcext:value-type="float">
            <text:p>2.50833936511788</text:p>
          </table:table-cell>
          <table:table-cell office:value-type="string" calcext:value-type="string">
            <text:p>[0.79291557 0.2070844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24:04.410019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8:47:06.251215146</meta:creation-date>
    <dc:date>2021-09-13T22:24:08.308104014</dc:date>
    <meta:editing-duration>PT3H27M15S</meta:editing-duration>
    <meta:editing-cycles>14</meta:editing-cycles>
    <meta:generator>LibreOffice/7.1.3.2$MacOSX_X86_64 LibreOffice_project/47f78053abe362b9384784d31a6e56f8511eb1c1</meta:generator>
    <meta:document-statistic meta:table-count="1" meta:cell-count="6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1:Sheet1.G2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label-cell-address="Sheet1.B1:Sheet1.B1" chart:class="chart:bar">
            <chart:data-point chart:repeated="2"/>
          </chart:series>
          <chart:series chart:style-name="ch8" chart:values-cell-range-address="Sheet1.C1:Sheet1.C2" chart:label-cell-address="Sheet1.C1:Sheet1.C1" chart:class="chart:bar">
            <chart:data-point chart:repeated="2"/>
          </chart:series>
          <chart:series chart:style-name="ch9" chart:values-cell-range-address="Sheet1.D1:Sheet1.D2" chart:label-cell-address="Sheet1.D1:Sheet1.D1" chart:class="chart:bar">
            <chart:data-point chart:repeated="2"/>
          </chart:series>
          <chart:series chart:style-name="ch10" chart:values-cell-range-address="Sheet1.E1:Sheet1.E2" chart:label-cell-address="Sheet1.E1:Sheet1.E1" chart:class="chart:bar">
            <chart:data-point chart:repeated="2"/>
          </chart:series>
          <chart:series chart:style-name="ch11" chart:values-cell-range-address="Sheet1.F1:Sheet1.F2" chart:label-cell-address="Sheet1.F1:Sheet1.F1" chart:class="chart:bar">
            <chart:data-point chart:repeated="2"/>
          </chart:series>
          <chart:series chart:style-name="ch12" chart:values-cell-range-address="Sheet1.G1:Sheet1.G2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2</svg:desc>
                </draw:g>
              </table:table-cell>
              <table:table-cell office:value-type="float" office:value="NaN">
                <text:p>NaN</text:p>
                <draw:g>
                  <svg:desc>Sheet1.B1:Sheet1.B2</svg:desc>
                </draw:g>
              </table:table-cell>
              <table:table-cell office:value-type="float" office:value="NaN">
                <text:p>NaN</text:p>
                <draw:g>
                  <svg:desc>Sheet1.C1:Sheet1.C2</svg:desc>
                </draw:g>
              </table:table-cell>
              <table:table-cell office:value-type="float" office:value="NaN">
                <text:p>NaN</text:p>
                <draw:g>
                  <svg:desc>Sheet1.D1:Sheet1.D2</svg:desc>
                </draw:g>
              </table:table-cell>
              <table:table-cell office:value-type="float" office:value="NaN">
                <text:p>NaN</text:p>
                <draw:g>
                  <svg:desc>Sheet1.E1:Sheet1.E2</svg:desc>
                </draw:g>
              </table:table-cell>
              <table:table-cell office:value-type="float" office:value="NaN">
                <text:p>NaN</text:p>
                <draw:g>
                  <svg:desc>Sheet1.F1:Sheet1.F2</svg:desc>
                </draw:g>
              </table:table-cell>
              <table:table-cell office:value-type="float" office:value="NaN">
                <text:p>NaN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drl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52.1526315789474">
                <text:p>52.1526315789474</text:p>
              </table:table-cell>
              <table:table-cell office:value-type="float" office:value="16.8188421052632">
                <text:p>16.8188421052632</text:p>
              </table:table-cell>
              <table:table-cell office:value-type="float" office:value="2.17379183611955">
                <text:p>2.17379183611955</text:p>
              </table:table-cell>
              <table:table-cell office:value-type="float" office:value="164.261491509471">
                <text:p>164.261491509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932cm" style:legend-expansion="high" chart:style-name="ch2"/>
        <chart:plot-area chart:style-name="ch3" table:cell-range-address="Sheet1.A1:Sheet1.G2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label-cell-address="Sheet1.B1:Sheet1.B1" chart:class="chart:bar">
            <chart:data-point chart:repeated="2"/>
          </chart:series>
          <chart:series chart:style-name="ch8" chart:values-cell-range-address="Sheet1.C1:Sheet1.C2" chart:label-cell-address="Sheet1.C1:Sheet1.C1" chart:class="chart:bar">
            <chart:data-point chart:repeated="2"/>
          </chart:series>
          <chart:series chart:style-name="ch9" chart:values-cell-range-address="Sheet1.D1:Sheet1.D2" chart:label-cell-address="Sheet1.D1:Sheet1.D1" chart:class="chart:bar">
            <chart:data-point chart:repeated="2"/>
          </chart:series>
          <chart:series chart:style-name="ch10" chart:values-cell-range-address="Sheet1.E1:Sheet1.E2" chart:label-cell-address="Sheet1.E1:Sheet1.E1" chart:class="chart:bar">
            <chart:data-point chart:repeated="2"/>
          </chart:series>
          <chart:series chart:style-name="ch11" chart:values-cell-range-address="Sheet1.F1:Sheet1.F2" chart:label-cell-address="Sheet1.F1:Sheet1.F1" chart:class="chart:bar">
            <chart:data-point chart:repeated="2"/>
          </chart:series>
          <chart:series chart:style-name="ch12" chart:values-cell-range-address="Sheet1.G1:Sheet1.G2" chart:label-cell-address="Sheet1.G1:Sheet1.G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2</svg:desc>
                </draw:g>
              </table:table-cell>
              <table:table-cell office:value-type="float" office:value="NaN">
                <text:p>NaN</text:p>
                <draw:g>
                  <svg:desc>Sheet1.B1:Sheet1.B2</svg:desc>
                </draw:g>
              </table:table-cell>
              <table:table-cell office:value-type="float" office:value="NaN">
                <text:p>NaN</text:p>
                <draw:g>
                  <svg:desc>Sheet1.C1:Sheet1.C2</svg:desc>
                </draw:g>
              </table:table-cell>
              <table:table-cell office:value-type="float" office:value="NaN">
                <text:p>NaN</text:p>
                <draw:g>
                  <svg:desc>Sheet1.D1:Sheet1.D2</svg:desc>
                </draw:g>
              </table:table-cell>
              <table:table-cell office:value-type="float" office:value="NaN">
                <text:p>NaN</text:p>
                <draw:g>
                  <svg:desc>Sheet1.E1:Sheet1.E2</svg:desc>
                </draw:g>
              </table:table-cell>
              <table:table-cell office:value-type="float" office:value="NaN">
                <text:p>NaN</text:p>
                <draw:g>
                  <svg:desc>Sheet1.F1:Sheet1.F2</svg:desc>
                </draw:g>
              </table:table-cell>
              <table:table-cell office:value-type="float" office:value="NaN">
                <text:p>NaN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drl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  <table:table-cell office:value-type="float" office:value="52.1526315789474">
                <text:p>52.1526315789474</text:p>
              </table:table-cell>
              <table:table-cell office:value-type="float" office:value="16.8188421052632">
                <text:p>16.8188421052632</text:p>
              </table:table-cell>
              <table:table-cell office:value-type="float" office:value="2.17379183611955">
                <text:p>2.17379183611955</text:p>
              </table:table-cell>
              <table:table-cell office:value-type="float" office:value="164.261491509471">
                <text:p>164.261491509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